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6400000060C7DA1505A0BD4779.jpg" manifest:media-type="image/jpeg"/>
  <manifest:file-entry manifest:full-path="Pictures/100002010000003A0000003A8D071DDB66E25605.png" manifest:media-type="image/png"/>
  <manifest:file-entry manifest:full-path="Pictures/100002010000003A0000003AAEA4F8FBD02DAB37.png" manifest:media-type="image/png"/>
  <manifest:file-entry manifest:full-path="Pictures/100002010000003A0000003A5FE1B599BF7A52A8.png" manifest:media-type="image/png"/>
  <manifest:file-entry manifest:full-path="Pictures/100002010000003A0000003A34EF344DC9593197.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Calibri1" svg:font-family="Calibri" style:font-pitch="variable"/>
    <style:font-face style:name="DejaVu Sans1" svg:font-family="'DejaVu Sans'" style:font-pitch="variable"/>
    <style:font-face style:name="Times New Roman1" svg:font-family="'Times New 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text-properties fo:font-size="10pt" style:font-size-asian="10pt"/>
    </style:style>
    <style:style style:name="P2" style:family="paragraph" style:parent-style-name="Text_20_body">
      <style:text-properties fo:font-size="10pt" officeooo:paragraph-rsid="001396f4" style:font-size-asian="10pt"/>
    </style:style>
    <style:style style:name="P3" style:family="paragraph" style:parent-style-name="Text_20_body">
      <style:paragraph-properties>
        <style:tab-stops>
          <style:tab-stop style:position="5.756cm"/>
        </style:tab-stops>
      </style:paragraph-properties>
      <style:text-properties fo:font-size="10pt" style:font-size-asian="10pt"/>
    </style:style>
    <style:style style:name="P4" style:family="paragraph" style:parent-style-name="Text_20_body">
      <style:paragraph-properties fo:margin-left="7.077cm" fo:margin-right="0cm" fo:text-indent="0cm" style:auto-text-indent="false"/>
    </style:style>
    <style:style style:name="P5" style:family="paragraph" style:parent-style-name="Text_20_body">
      <style:paragraph-properties fo:margin-top="0.007cm" fo:margin-bottom="0cm" style:contextual-spacing="false"/>
    </style:style>
    <style:style style:name="P6" style:family="paragraph" style:parent-style-name="Text_20_body">
      <style:paragraph-properties fo:margin-top="0.007cm" fo:margin-bottom="0cm" style:contextual-spacing="false"/>
      <style:text-properties fo:font-size="5pt" style:font-size-asian="5pt"/>
    </style:style>
    <style:style style:name="P7" style:family="paragraph" style:parent-style-name="Text_20_body">
      <style:paragraph-properties fo:margin-top="0.004cm" fo:margin-bottom="0cm" style:contextual-spacing="false"/>
      <style:text-properties fo:font-size="7.5pt" style:font-size-asian="7.5pt"/>
    </style:style>
    <style:style style:name="P8" style:family="paragraph" style:parent-style-name="Text_20_body">
      <style:paragraph-properties fo:margin-top="0.016cm" fo:margin-bottom="0cm" style:contextual-spacing="false"/>
      <style:text-properties fo:font-size="7.5pt" style:font-size-asian="7.5pt"/>
    </style:style>
    <style:style style:name="P9" style:family="paragraph" style:parent-style-name="Text_20_body">
      <style:paragraph-properties fo:margin-top="0.005cm" fo:margin-bottom="0cm" style:contextual-spacing="false"/>
      <style:text-properties fo:font-size="10pt" style:font-size-asian="10pt"/>
    </style:style>
    <style:style style:name="P10" style:family="paragraph" style:parent-style-name="Text_20_body">
      <style:paragraph-properties fo:margin-top="0.012cm" fo:margin-bottom="0cm" style:contextual-spacing="false"/>
    </style:style>
    <style:style style:name="P11" style:family="paragraph" style:parent-style-name="Text_20_body">
      <style:paragraph-properties fo:margin-left="6.466cm" fo:margin-right="0cm" fo:margin-top="0.402cm" fo:margin-bottom="0cm" style:contextual-spacing="false" fo:text-indent="0cm" style:auto-text-indent="false"/>
      <style:text-properties style:text-scale="97%"/>
    </style:style>
    <style:style style:name="P12" style:family="paragraph">
      <style:paragraph-properties fo:margin-top="0.076cm" fo:margin-bottom="0cm" style:writing-mode="lr-tb"/>
      <style:text-properties style:font-name="DejaVu Sans" fo:font-size="14pt" fo:font-weight="bold" style:font-name-complex="DejaVu Sans"/>
    </style:style>
    <style:style style:name="P13" style:family="paragraph">
      <loext:graphic-properties draw:fill-color="#ffffff"/>
      <style:paragraph-properties fo:margin-top="0.076cm" fo:margin-bottom="0cm" style:writing-mode="lr-tb"/>
      <style:text-properties style:font-name="DejaVu Sans" fo:font-size="14pt" fo:font-weight="bold" style:font-name-complex="DejaVu Sans"/>
    </style:style>
    <style:style style:name="P14" style:family="paragraph">
      <style:paragraph-properties fo:margin-left="0.131cm" fo:margin-right="0cm" fo:margin-top="0.213cm" fo:margin-bottom="0cm" fo:text-indent="0cm" style:writing-mode="lr-tb"/>
      <style:text-properties fo:font-size="14pt" fo:font-weight="bold" style:text-scale="105%"/>
    </style:style>
    <style:style style:name="P15" style:family="paragraph">
      <loext:graphic-properties draw:fill-color="#ffffff"/>
      <style:paragraph-properties fo:margin-left="0.131cm" fo:margin-right="0cm" fo:margin-top="0.213cm" fo:margin-bottom="0cm" fo:text-indent="0cm" style:writing-mode="lr-tb"/>
      <style:text-properties fo:font-size="14pt" fo:font-weight="bold" style:text-scale="105%"/>
    </style:style>
    <style:style style:name="P16" style:family="paragraph">
      <loext:graphic-properties draw:fill="none" draw:fill-color="#ffffff"/>
      <style:paragraph-properties style:writing-mode="lr-tb"/>
      <style:text-properties style:font-name="Times New Roman" fo:font-size="14pt" fo:font-weight="bold" style:font-size-asian="14pt" style:font-weight-asian="bold" style:font-size-complex="14pt" style:font-weight-complex="bold"/>
    </style:style>
    <style:style style:name="P17" style:family="paragraph">
      <loext:graphic-properties draw:fill-color="#ffffff"/>
    </style:style>
    <style:style style:name="P18" style:family="paragraph">
      <style:paragraph-properties fo:margin-left="0cm" fo:margin-right="1.101cm" fo:line-height="95%" fo:text-indent="-0.197cm">
        <style:tab-stops>
          <style:tab-stop style:position="0.399cm"/>
        </style:tab-stops>
      </style:paragraph-properties>
    </style:style>
    <style:style style:name="P19" style:family="paragraph">
      <style:paragraph-properties fo:margin-top="0.018cm" fo:margin-bottom="0cm"/>
    </style:style>
    <style:style style:name="P20" style:family="paragraph">
      <style:paragraph-properties fo:margin-left="0cm" fo:margin-right="-0.599cm" fo:margin-top="0.018cm" fo:margin-bottom="0cm" fo:text-indent="0cm"/>
    </style:style>
    <style:style style:name="P21" style:family="paragraph">
      <style:paragraph-properties fo:margin-left="0.005cm" fo:margin-right="0cm" fo:line-height="0.515cm" fo:text-indent="0cm"/>
    </style:style>
    <style:style style:name="P22" style:family="paragraph">
      <loext:graphic-properties draw:fill="none" draw:fill-color="#ffffff"/>
      <style:paragraph-properties fo:margin-left="0cm" fo:margin-right="1.101cm" fo:line-height="95%" fo:text-indent="-0.197cm" style:writing-mode="lr-tb">
        <style:tab-stops>
          <style:tab-stop style:position="0.399cm"/>
        </style:tab-stops>
      </style:paragraph-properties>
      <style:text-properties fo:font-size="11pt" style:font-size-asian="11pt" style:font-size-complex="11pt" style:text-scale="105%"/>
    </style:style>
    <style:style style:name="P23" style:family="paragraph">
      <style:paragraph-properties fo:margin-left="0cm" fo:margin-right="-0.599cm" fo:margin-top="0.18cm" fo:margin-bottom="0cm" fo:line-height="95%" fo:text-indent="0cm"/>
    </style:style>
    <style:style style:name="P24" style:family="paragraph">
      <loext:graphic-properties draw:fill="none" draw:fill-color="#ffffff"/>
      <style:paragraph-properties fo:margin-left="0cm" fo:margin-right="-0.599cm" fo:margin-top="0.18cm" fo:margin-bottom="0cm" fo:line-height="95%" fo:text-indent="0cm" style:writing-mode="lr-tb"/>
      <style:text-properties fo:font-size="13pt" fo:font-weight="bold" style:font-size-asian="13pt" style:font-size-complex="13pt"/>
    </style:style>
    <style:style style:name="P25" style:family="paragraph">
      <style:paragraph-properties fo:margin-left="0.199cm" fo:margin-right="0.199cm" fo:line-height="95%" fo:text-indent="0cm"/>
    </style:style>
    <style:style style:name="P26" style:family="paragraph">
      <loext:graphic-properties draw:fill="none" draw:fill-color="#ffffff"/>
      <style:paragraph-properties fo:margin-left="0.245cm" fo:margin-right="0.021cm" fo:line-height="95%" fo:text-indent="0cm" style:writing-mode="lr-tb"/>
      <style:text-properties fo:font-size="11pt" style:font-size-asian="11pt" style:font-size-complex="11pt" style:text-scale="105%"/>
    </style:style>
    <style:style style:name="P27" style:family="paragraph">
      <style:paragraph-properties fo:margin-left="0.157cm" fo:margin-right="0cm" fo:line-height="0.464cm" fo:text-indent="0cm"/>
    </style:style>
    <style:style style:name="P28" style:family="paragraph">
      <style:paragraph-properties fo:margin-left="0.157cm" fo:margin-right="0.127cm" fo:margin-top="0.004cm" fo:margin-bottom="0cm" fo:line-height="95%" fo:text-indent="0cm"/>
    </style:style>
    <style:style style:name="P29" style:family="paragraph">
      <loext:graphic-properties draw:fill="none" draw:fill-color="#ffffff"/>
      <style:paragraph-properties style:writing-mode="lr-tb"/>
      <style:text-properties style:font-name="Times New Roman" fo:font-size="11pt" style:font-size-asian="11pt" style:font-size-complex="11pt"/>
    </style:style>
    <style:style style:name="P30" style:family="paragraph">
      <style:paragraph-properties fo:margin-left="0.256cm" fo:margin-right="0cm" fo:margin-top="0.127cm" fo:margin-bottom="0cm" fo:text-indent="0cm" style:writing-mode="lr-tb"/>
      <style:text-properties fo:font-size="12pt"/>
    </style:style>
    <style:style style:name="P31" style:family="paragraph">
      <loext:graphic-properties draw:fill-color="#ffffff"/>
      <style:paragraph-properties fo:margin-left="0.256cm" fo:margin-right="0cm" fo:margin-top="0.127cm" fo:margin-bottom="0cm" fo:text-indent="0cm" style:writing-mode="lr-tb"/>
      <style:text-properties fo:font-size="12pt"/>
    </style:style>
    <style:style style:name="P32" style:family="paragraph">
      <style:paragraph-properties fo:margin-left="0.004cm" fo:margin-right="0cm" fo:line-height="95%" fo:text-indent="0cm" style:writing-mode="lr-tb"/>
      <style:text-properties fo:font-size="12pt" style:font-size-asian="11pt" style:font-size-complex="12pt" style:text-scale="105%"/>
    </style:style>
    <style:style style:name="P33" style:family="paragraph">
      <loext:graphic-properties draw:fill-color="#ffffff"/>
      <style:paragraph-properties fo:margin-left="0.004cm" fo:margin-right="0cm" fo:line-height="95%" fo:text-indent="0cm" style:writing-mode="lr-tb"/>
      <style:text-properties fo:font-size="12pt" style:font-size-asian="11pt" style:font-size-complex="12pt" style:text-scale="105%"/>
    </style:style>
    <style:style style:name="P34" style:family="paragraph">
      <style:paragraph-properties style:writing-mode="lr-tb"/>
    </style:style>
    <style:style style:name="P35" style:family="paragraph">
      <loext:graphic-properties draw:fill-color="#ffffff"/>
      <style:paragraph-properties style:writing-mode="lr-tb"/>
    </style:style>
    <style:style style:name="P36" style:family="paragraph">
      <style:paragraph-properties fo:margin-left="0.004cm" fo:margin-right="0cm" fo:margin-top="0.206cm" fo:margin-bottom="0cm" fo:text-indent="0cm" style:writing-mode="lr-tb"/>
    </style:style>
    <style:style style:name="P37" style:family="paragraph">
      <loext:graphic-properties draw:fill="none" draw:fill-color="#ffffff"/>
      <style:paragraph-properties style:writing-mode="lr-tb"/>
      <style:text-properties style:font-name="Times New Roman" fo:font-size="12pt" style:font-size-asian="12pt" style:font-size-complex="12pt"/>
    </style:style>
    <style:style style:name="P38" style:family="paragraph">
      <loext:graphic-properties draw:fill="none"/>
    </style:style>
    <style:style style:name="P39" style:family="paragraph">
      <style:paragraph-properties style:writing-mode="lr-tb"/>
      <style:text-properties fo:font-weight="bold" style:font-weight-asian="bold" style:font-weight-complex="bold"/>
    </style:style>
    <style:style style:name="P40" style:family="paragraph">
      <loext:graphic-properties draw:fill-color="#ffffff"/>
      <style:paragraph-properties style:writing-mode="lr-tb"/>
      <style:text-properties fo:font-weight="bold" style:font-weight-asian="bold" style:font-weight-complex="bold"/>
    </style:style>
    <style:style style:name="P41" style:family="paragraph">
      <style:paragraph-properties fo:margin-top="0cm" fo:margin-bottom="0cm" style:writing-mode="lr-tb"/>
    </style:style>
    <style:style style:name="P42" style:family="paragraph">
      <loext:graphic-properties draw:fill-color="#ffffff"/>
      <style:paragraph-properties fo:margin-top="0cm" fo:margin-bottom="0cm" style:writing-mode="lr-tb"/>
    </style:style>
    <style:style style:name="P43" style:family="paragraph">
      <style:paragraph-properties fo:margin-left="0.4cm" fo:margin-right="0cm" fo:line-height="158%" fo:text-indent="0cm"/>
    </style:style>
    <style:style style:name="P44" style:family="paragraph">
      <style:paragraph-properties fo:margin-left="0.385cm" fo:margin-right="0.145cm" fo:margin-top="0.03cm" fo:margin-bottom="0cm" fo:line-height="0.459cm" fo:text-align="justify" fo:text-indent="0cm"/>
    </style:style>
    <style:style style:name="P45" style:family="paragraph">
      <loext:graphic-properties draw:fill="none" draw:fill-color="#ffffff"/>
      <style:paragraph-properties fo:margin-left="0.4cm" fo:margin-right="0cm" fo:line-height="158%" fo:text-indent="0cm" style:writing-mode="lr-tb"/>
      <style:text-properties fo:font-size="12pt" style:font-size-asian="11pt" style:font-name-complex="Times New Roman1" style:font-size-complex="12pt"/>
    </style:style>
    <style:style style:name="P46" style:family="paragraph">
      <style:paragraph-properties fo:margin-left="0.199cm" fo:margin-right="0cm" fo:margin-top="0.136cm" fo:margin-bottom="0cm" fo:text-indent="0cm"/>
    </style:style>
    <style:style style:name="P47" style:family="paragraph">
      <style:paragraph-properties fo:margin-top="0.111cm" fo:margin-bottom="0.101cm"/>
    </style:style>
    <style:style style:name="P48" style:family="paragraph">
      <style:paragraph-properties fo:margin-left="0.27cm" fo:margin-right="2.976cm" fo:text-indent="0.014cm">
        <style:tab-stops>
          <style:tab-stop style:position="2.012cm"/>
        </style:tab-stops>
      </style:paragraph-properties>
    </style:style>
    <style:style style:name="P49" style:family="paragraph">
      <style:paragraph-properties fo:margin-left="0cm" fo:margin-right="0cm" fo:margin-top="0.109cm" fo:margin-bottom="0.101cm" fo:text-indent="0cm"/>
    </style:style>
    <style:style style:name="P50" style:family="paragraph">
      <style:paragraph-properties fo:margin-left="0cm" fo:margin-right="0.116cm" fo:margin-top="0.305cm" fo:margin-bottom="0cm" fo:line-height="95%" fo:text-align="justify" fo:text-indent="0cm"/>
    </style:style>
    <style:style style:name="P51" style:family="paragraph">
      <loext:graphic-properties draw:fill="none" draw:fill-color="#ffffff"/>
      <style:paragraph-properties fo:margin-left="0.199cm" fo:margin-right="0cm" fo:margin-top="0.136cm" fo:margin-bottom="0cm" fo:text-indent="0cm" style:writing-mode="lr-tb"/>
      <style:text-properties fo:font-size="11pt" style:text-underline-style="solid" style:text-underline-width="auto" style:text-underline-color="font-color" style:font-size-asian="11pt" style:font-size-complex="11pt" style:text-scale="105%"/>
    </style:style>
    <style:style style:name="P52" style:family="paragraph">
      <style:paragraph-properties fo:margin-left="0.318cm" fo:margin-right="0cm" fo:line-height="0.471cm" fo:text-indent="0cm"/>
    </style:style>
    <style:style style:name="P53" style:family="paragraph">
      <style:paragraph-properties fo:margin-left="0.318cm" fo:margin-right="0cm" fo:margin-top="0.157cm" fo:margin-bottom="0cm" fo:line-height="95%" fo:text-indent="0cm"/>
    </style:style>
    <style:style style:name="P54" style:family="paragraph">
      <style:paragraph-properties fo:margin-left="0.138cm" fo:margin-right="3.552cm" fo:margin-top="0cm" fo:margin-bottom="0cm" style:line-height-at-least="0.706cm" fo:text-indent="0cm"/>
    </style:style>
    <style:style style:name="P55" style:family="paragraph">
      <style:paragraph-properties fo:margin-left="0.318cm" fo:margin-right="0cm" fo:margin-top="0.305cm" fo:margin-bottom="0cm" fo:line-height="92%" fo:text-align="justify" fo:text-indent="0cm"/>
    </style:style>
    <style:style style:name="P56" style:family="paragraph">
      <style:paragraph-properties fo:margin-left="0cm" fo:margin-right="0cm" fo:text-indent="0cm"/>
    </style:style>
    <style:style style:name="P57" style:family="paragraph">
      <style:paragraph-properties fo:margin-top="0.109cm" fo:margin-bottom="0.101cm" fo:line-height="0.388cm"/>
    </style:style>
    <style:style style:name="P58" style:family="paragraph">
      <style:paragraph-properties fo:margin-top="0cm" fo:margin-bottom="0cm" fo:line-height="0.388cm"/>
    </style:style>
    <style:style style:name="P59" style:family="paragraph">
      <style:paragraph-properties fo:margin-top="0.009cm" fo:margin-bottom="0cm" fo:line-height="0.388cm"/>
    </style:style>
    <style:style style:name="P60" style:family="paragraph">
      <style:paragraph-properties fo:margin-left="0.385cm" fo:margin-right="0.111cm" fo:margin-top="0.053cm" fo:margin-bottom="0cm" fo:line-height="0.494cm" fo:text-indent="0cm"/>
    </style:style>
    <style:style style:name="P61" style:family="paragraph">
      <loext:graphic-properties draw:fill="none" draw:fill-color="#ffffff"/>
      <style:paragraph-properties fo:margin-left="0cm" fo:margin-right="0cm" fo:text-indent="0cm" style:writing-mode="lr-tb"/>
      <style:text-properties style:font-name="Times New Roman" fo:font-size="11pt" fo:font-weight="bold" style:font-size-asian="11pt" style:font-name-complex="Times New Roman1" style:font-size-complex="11pt"/>
    </style:style>
    <style:style style:name="P62" style:family="paragraph">
      <style:paragraph-properties fo:margin-left="0cm" fo:margin-right="-0.1cm" fo:text-indent="0cm"/>
    </style:style>
    <style:style style:name="P63" style:family="paragraph">
      <loext:graphic-properties draw:fill="solid" draw:fill-color="#ffffff"/>
      <style:paragraph-properties fo:text-align="center"/>
    </style:style>
    <style:style style:name="P64" style:family="paragraph">
      <loext:graphic-properties draw:fill="none"/>
      <style:paragraph-properties fo:text-align="center"/>
    </style:style>
    <style:style style:name="T1" style:family="text">
      <style:text-properties fo:font-size="14pt" fo:font-weight="bold" officeooo:rsid="000be551" style:font-size-asian="14pt" style:font-weight-asian="bold" style:font-size-complex="14pt" style:font-weight-complex="bold"/>
    </style:style>
    <style:style style:name="T2" style:family="text">
      <style:text-properties style:font-name="DejaVu Sans" fo:font-size="14pt" fo:font-weight="bold" style:font-name-complex="DejaVu Sans"/>
    </style:style>
    <style:style style:name="T3" style:family="text">
      <style:text-properties fo:font-size="14pt" fo:font-weight="bold" style:text-scale="105%"/>
    </style:style>
    <style:style style:name="T4" style:family="text">
      <style:text-properties style:font-name="Times New Roman" fo:font-size="14pt" fo:font-weight="bold" style:font-size-asian="14pt" style:font-weight-asian="bold" style:font-size-complex="14pt" style:font-weight-complex="bold"/>
    </style:style>
    <style:style style:name="T5" style:family="text">
      <style:text-properties style:font-name="Times New Roman" fo:font-size="11pt" fo:font-weight="bold" style:font-size-asian="11pt" style:font-weight-asian="bold" style:font-size-complex="11pt" style:font-weight-complex="bold" style:text-scale="105%"/>
    </style:style>
    <style:style style:name="T6" style:family="text">
      <style:text-properties style:font-name="Times New Roman" fo:font-size="11pt" style:font-size-asian="11pt" style:font-size-complex="11pt" style:text-scale="105%"/>
    </style:style>
    <style:style style:name="T7" style:family="text">
      <style:text-properties style:font-name="Times New Roman" fo:font-size="11pt" fo:letter-spacing="-0.013cm" style:font-size-asian="11pt" style:font-size-complex="11pt" style:text-scale="105%"/>
    </style:style>
    <style:style style:name="T8" style:family="text">
      <style:text-properties style:font-name="Times New Roman" fo:font-size="11pt" fo:letter-spacing="-0.015cm" style:font-size-asian="11pt" style:font-size-complex="11pt" style:text-scale="105%"/>
    </style:style>
    <style:style style:name="T9" style:family="text">
      <style:text-properties style:font-name="Times New Roman" fo:font-size="11pt" fo:letter-spacing="-0.003cm" style:font-size-asian="11pt" style:font-size-complex="11pt" style:text-scale="105%"/>
    </style:style>
    <style:style style:name="T10" style:family="text">
      <style:text-properties style:font-name="Times New Roman" fo:font-size="11pt" fo:letter-spacing="0.003cm" style:font-size-asian="11pt" style:font-size-complex="11pt" style:text-scale="105%"/>
    </style:style>
    <style:style style:name="T11" style:family="text">
      <style:text-properties style:font-name="Times New Roman" fo:font-size="11pt" fo:letter-spacing="-0.014cm" style:font-size-asian="11pt" style:font-size-complex="11pt" style:text-scale="105%"/>
    </style:style>
    <style:style style:name="T12" style:family="text">
      <style:text-properties fo:font-size="13pt" fo:font-weight="bold" style:font-size-asian="13pt" style:font-size-complex="13pt"/>
    </style:style>
    <style:style style:name="T13" style:family="text">
      <style:text-properties fo:font-size="13pt" fo:font-weight="bold" style:font-size-asian="13pt" style:font-size-complex="13pt" style:text-scale="95%"/>
    </style:style>
    <style:style style:name="T14" style:family="text">
      <style:text-properties style:font-name="Times New Roman" fo:font-size="11pt" fo:letter-spacing="0.002cm" style:font-size-asian="11pt" style:font-size-complex="11pt" style:text-scale="105%"/>
    </style:style>
    <style:style style:name="T15" style:family="text">
      <style:text-properties style:font-name="Times New Roman" fo:font-size="11pt" style:font-size-asian="11pt" style:font-size-complex="11pt" style:text-scale="110%"/>
    </style:style>
    <style:style style:name="T16" style:family="text">
      <style:text-properties fo:font-size="12pt"/>
    </style:style>
    <style:style style:name="T17" style:family="text">
      <style:text-properties fo:font-size="16pt" fo:font-weight="bold" style:font-size-complex="16pt"/>
    </style:style>
    <style:style style:name="T18" style:family="text">
      <style:text-properties fo:font-size="12pt" fo:font-weight="bold" style:font-size-asian="12pt" style:font-size-complex="12pt"/>
    </style:style>
    <style:style style:name="T19" style:family="text">
      <style:text-properties style:font-name="Times New Roman" fo:font-size="12pt" style:font-size-asian="12pt" style:font-size-complex="12pt"/>
    </style:style>
    <style:style style:name="T20" style:family="text">
      <style:text-properties style:font-name="Times New Roman" fo:font-size="12pt" fo:font-weight="bold" style:font-size-asian="12pt" style:font-weight-asian="bold" style:font-size-complex="12pt" style:font-weight-complex="bold"/>
    </style:style>
    <style:style style:name="T21" style:family="text">
      <style:text-properties fo:font-weight="bold" style:font-weight-asian="bold" style:font-weight-complex="bold"/>
    </style:style>
    <style:style style:name="T22" style:family="text">
      <style:text-properties style:font-name="Times New Roman" fo:font-size="11pt" style:text-underline-style="solid" style:text-underline-width="auto" style:text-underline-color="font-color" fo:font-weight="bold" style:font-size-asian="11pt" style:font-name-complex="Times New Roman1" style:font-size-complex="11pt"/>
    </style:style>
    <style:style style:name="T23" style:family="text">
      <style:text-properties style:font-name="Times New Roman" fo:font-size="11pt" fo:font-weight="bold" style:font-size-asian="11pt" style:font-name-complex="Times New Roman1" style:font-size-complex="11pt"/>
    </style:style>
    <style:style style:name="T24" style:family="text">
      <style:text-properties style:font-name="Times New Roman" fo:font-size="11pt" fo:font-weight="normal" style:font-size-asian="11pt" style:font-weight-asian="normal" style:font-name-complex="Times New Roman1" style:font-size-complex="11pt" style:font-weight-complex="normal"/>
    </style:style>
    <style:style style:name="T25" style:family="text">
      <style:text-properties style:font-name="Times New Roman" fo:font-size="11pt" style:font-size-asian="11pt" style:font-name-complex="Times New Roman1" style:font-size-complex="11pt"/>
    </style:style>
    <style:style style:name="T26" style:family="text">
      <style:text-properties style:font-name="Times New Roman" fo:font-size="11pt" style:text-underline-style="solid" style:text-underline-width="auto" style:text-underline-color="font-color" fo:font-weight="bold" style:font-size-asian="11pt" style:font-weight-asian="bold" style:font-size-complex="11pt" style:font-weight-complex="bold" style:text-scale="105%"/>
    </style:style>
    <style:style style:name="T27" style:family="text">
      <style:text-properties style:font-name="Times New Roman" fo:font-size="11pt" style:text-underline-style="none" fo:font-weight="bold" style:font-size-asian="11pt" style:font-weight-asian="bold" style:font-size-complex="11pt" style:font-weight-complex="bold" style:text-scale="105%"/>
    </style:style>
    <style:style style:name="T28" style:family="text">
      <style:text-properties style:font-name="Times New Roman" fo:font-size="11pt" style:text-underline-style="none" style:font-size-asian="11pt" style:font-size-complex="11pt" style:text-scale="105%"/>
    </style:style>
    <style:style style:name="T29" style:family="text">
      <style:text-properties style:font-name="Times New Roman" fo:font-size="11pt" fo:letter-spacing="0.001cm" style:text-underline-style="solid" style:text-underline-width="auto" style:text-underline-color="font-color" fo:font-weight="bold" style:font-size-asian="11pt" style:font-weight-asian="bold" style:font-size-complex="11pt" style:font-weight-complex="bold" style:text-scale="105%"/>
    </style:style>
    <style:style style:name="T30" style:family="text">
      <style:text-properties style:font-name="Times New Roman" fo:font-size="11pt" fo:letter-spacing="0.001cm" fo:font-weight="bold" style:font-size-asian="11pt" style:font-weight-asian="bold" style:font-size-complex="11pt" style:font-weight-complex="bold" style:text-scale="105%"/>
    </style:style>
    <style:style style:name="T31" style:family="text">
      <style:text-properties style:font-name="Times New Roman" fo:font-size="11pt" style:font-name-asian="Times New Roman1" style:font-size-asian="11pt" style:font-name-complex="Times New Roman1" style:font-size-complex="11pt" style:text-scale="110%"/>
    </style:style>
    <style:style style:name="T32" style:family="text">
      <style:text-properties style:font-name="Times New Roman" fo:font-size="11pt" fo:letter-spacing="0.066cm" style:font-name-asian="Times New Roman1" style:font-size-asian="11pt" style:font-name-complex="Times New Roman1" style:font-size-complex="11pt" style:text-scale="110%"/>
    </style:style>
    <style:style style:name="T33" style:family="text">
      <style:text-properties style:font-name="Times New Roman" fo:font-size="11pt" fo:letter-spacing="-0.014cm" style:font-name-asian="Times New Roman1" style:font-size-asian="11pt" style:font-name-complex="Times New Roman1" style:font-size-complex="11pt" style:text-scale="110%"/>
    </style:style>
    <style:style style:name="T34" style:family="text">
      <style:text-properties style:font-name="Times New Roman" fo:font-size="11pt" fo:letter-spacing="-0.013cm" style:font-name-asian="Times New Roman1" style:font-size-asian="11pt" style:font-name-complex="Times New Roman1" style:font-size-complex="11pt" style:text-scale="110%"/>
    </style:style>
    <style:style style:name="T35" style:family="text">
      <style:text-properties style:font-name="Times New Roman" fo:font-size="11pt" fo:letter-spacing="0.038cm" style:font-name-asian="Times New Roman1" style:font-size-asian="11pt" style:font-name-complex="Times New Roman1" style:font-size-complex="11pt" style:text-scale="110%"/>
    </style:style>
    <style:style style:name="T36" style:family="text">
      <style:text-properties style:font-name="Times New Roman" fo:font-size="11pt" fo:letter-spacing="0.039cm" style:font-name-asian="Times New Roman1" style:font-size-asian="11pt" style:font-name-complex="Times New Roman1" style:font-size-complex="11pt" style:text-scale="110%"/>
    </style:style>
    <style:style style:name="T37" style:family="text">
      <style:text-properties style:font-name="Times New Roman" fo:font-size="11pt" fo:letter-spacing="-0.015cm" style:font-name-asian="Times New Roman1" style:font-size-asian="11pt" style:font-name-complex="Times New Roman1" style:font-size-complex="11pt" style:text-scale="110%"/>
    </style:style>
    <style:style style:name="T38" style:family="text">
      <style:text-properties style:font-name="Times New Roman" fo:font-size="11pt" fo:letter-spacing="-0.016cm" style:font-name-asian="Times New Roman1" style:font-size-asian="11pt" style:font-name-complex="Times New Roman1" style:font-size-complex="11pt" style:text-scale="110%"/>
    </style:style>
    <style:style style:name="T39" style:family="text">
      <style:text-properties style:font-name="Times New Roman" fo:font-size="11pt" style:font-name-asian="Times New Roman1" style:font-size-asian="11pt" style:font-name-complex="Times New Roman1" style:font-size-complex="11pt" style:text-scale="105%"/>
    </style:style>
    <style:style style:name="T40" style:family="text">
      <style:text-properties style:font-name="Times New Roman" fo:font-size="11pt" fo:font-weight="normal" style:font-name-asian="Times New Roman1" style:font-size-asian="11pt" style:font-weight-asian="normal" style:font-name-complex="Times New Roman1" style:font-size-complex="11pt" style:font-weight-complex="normal" style:text-scale="105%"/>
    </style:style>
    <style:style style:name="T41" style:family="text">
      <style:text-properties style:font-name="Times New Roman" fo:font-size="11pt" style:font-size-asian="11pt" style:font-size-complex="11pt"/>
    </style:style>
    <style:style style:name="T42" style:family="text">
      <style:text-properties style:font-name="Times New Roman" fo:font-size="11pt" style:text-underline-style="solid" style:text-underline-width="auto" style:text-underline-color="font-color" style:font-size-asian="11pt" style:font-size-complex="11pt"/>
    </style:style>
    <style:style style:name="T43" style:family="text">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T44" style:family="text">
      <style:text-properties style:font-name="Times New Roman" fo:font-size="11pt" fo:font-weight="bold" style:font-size-asian="11pt" style:font-name-complex="Times New Roman1" style:font-size-complex="11pt" style:font-weight-complex="bold"/>
    </style:style>
    <style:style style:name="T45" style:family="text">
      <style:text-properties style:font-name="Times New Roman" fo:font-size="11pt" fo:font-weight="bold" style:font-size-asian="11pt" style:font-weight-asian="bold" style:font-size-complex="11pt" style:font-weight-complex="bold"/>
    </style:style>
    <style:style style:name="T46" style:family="text">
      <style:text-properties style:font-name="Times New Roman" fo:font-size="11pt" fo:font-weight="bold" style:font-size-asian="11pt" style:font-weight-asian="bold" style:font-name-complex="Times New Roman1" style:font-size-complex="11pt" style:font-weight-complex="bold"/>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0.706cm" fo:min-width="6.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ffffff" draw:textarea-horizontal-align="justify" draw:textarea-vertical-align="middle" draw:auto-grow-height="false" fo:min-height="0.55cm" fo:min-width="3.0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ffffff" draw:textarea-horizontal-align="justify" draw:textarea-vertical-align="middle" draw:auto-grow-height="false" fo:min-height="0.582cm" fo:min-width="4.4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4.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color="#ffffff" draw:textarea-horizontal-align="justify" draw:textarea-vertical-align="middle" draw:auto-grow-height="false" fo:min-height="4.101cm" fo:min-width="5.9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color="#ffffff" draw:textarea-horizontal-align="justify" draw:textarea-vertical-align="middle" draw:auto-grow-height="false" fo:min-height="0.669cm" fo:min-width="6.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5.5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000000" draw:fill-color="#ffffff" draw:textarea-horizontal-align="justify" draw:textarea-vertical-align="middle" draw:auto-grow-height="false" fo:min-height="5.662cm" fo:min-width="5.7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2.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000000" draw:fill-color="#ffffff" draw:textarea-horizontal-align="justify" draw:textarea-vertical-align="middle" draw:auto-grow-height="false" fo:min-height="2.293cm" fo:min-width="4.8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000000" draw:fill-color="#ffffff" draw:textarea-horizontal-align="justify" draw:textarea-vertical-align="middle" draw:auto-grow-height="false" fo:min-height="0.706cm" fo:min-width="4.8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000000" draw:fill-color="#ffffff" draw:textarea-horizontal-align="justify" draw:textarea-vertical-align="middle" draw:auto-grow-height="false" fo:min-height="0.794cm" fo:min-width="5.2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000000" draw:fill-color="#ffffff" draw:textarea-horizontal-align="justify" draw:textarea-vertical-align="middle" draw:auto-grow-height="false" fo:min-height="0.903cm" fo:min-width="5.2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000000" draw:fill-color="#ffffff" draw:textarea-horizontal-align="justify" draw:textarea-vertical-align="middle" draw:auto-grow-height="false" fo:min-height="1.037cm" fo:min-width="5.2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2.4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cm" svg:stroke-color="#000000" draw:marker-start-width="0.353cm" draw:marker-end-width="0.353cm" draw:fill="none" draw:textarea-horizontal-align="justify" draw:textarea-vertical-align="middle" draw:auto-grow-height="false" fo:min-height="0.697cm" fo:min-width="2.42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000000" draw:fill-color="#ffffff" draw:textarea-horizontal-align="justify" draw:textarea-vertical-align="middle" draw:auto-grow-height="false" fo:min-height="0.707cm" fo:min-width="2.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color="#000000" draw:fill-color="#ffffff" draw:textarea-horizontal-align="justify" draw:textarea-vertical-align="middle" draw:auto-grow-height="false" fo:min-height="2.477cm" fo:min-width="5.4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color="#000000" draw:fill-color="#ffffff" draw:textarea-horizontal-align="justify" draw:textarea-vertical-align="middle" draw:auto-grow-height="false" fo:min-height="0.661cm" fo:min-width="4.8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cm" svg:stroke-color="#000000" draw:marker-start-width="0.353cm" draw:marker-end-width="0.353cm" draw:fill-color="#ffffff" draw:textarea-horizontal-align="justify" draw:textarea-vertical-align="middle" draw:auto-grow-height="false" fo:min-height="0.727cm" fo:min-width="4.85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6.0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color="#000000" draw:fill-color="#ffffff" draw:textarea-horizontal-align="justify" draw:textarea-vertical-align="middle" draw:auto-grow-height="false" fo:min-height="5.999cm" fo:min-width="13.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5.0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5.2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cm" svg:stroke-color="#000000" draw:marker-start-width="0.353cm" draw:marker-end-width="0.353cm" draw:fill-color="#ffffff" draw:textarea-horizontal-align="justify" draw:textarea-vertical-align="middle" draw:auto-grow-height="false" fo:min-height="5.269cm" fo:min-width="13.62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none" svg:stroke-color="#000000" draw:fill="none" draw:fill-color="#ffffff" fo:min-height="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000000" draw:fill-color="#ffffff" draw:textarea-horizontal-align="justify" draw:textarea-vertical-align="middle" draw:auto-grow-height="false" fo:min-height="0.728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5.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cm" svg:stroke-color="#000000" draw:marker-start-width="0.353cm" draw:marker-end-width="0.353cm" draw:fill-color="#ffffff" draw:textarea-horizontal-align="justify" draw:textarea-vertical-align="middle" draw:auto-grow-height="false" fo:min-height="5.667cm" fo:min-width="13.82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color="#000000" draw:fill-color="#ffffff" draw:textarea-horizontal-align="justify" draw:textarea-vertical-align="middle" draw:auto-grow-height="false" fo:min-height="5.226cm" fo:min-width="13.7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fo:min-height="2.7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color="#000000" draw:fill-color="#ffffff" draw:textarea-horizontal-align="justify" draw:textarea-vertical-align="middle" draw:auto-grow-height="false" fo:min-height="2.734cm" fo:min-width="13.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solid" svg:stroke-width="0.049cm" svg:stroke-color="#000000" draw:marker-start-width="0.427cm" draw:marker-end-width="0.427cm" draw:stroke-linejoin="round" svg:stroke-linecap="butt" draw:fill="solid" draw:fill-color="#ffffff" draw:textarea-horizontal-align="center" draw:textarea-vertical-align="top" draw:auto-grow-height="false" fo:padding-top="0.025cm" fo:padding-bottom="0.025cm" fo:padding-left="0.025cm" fo:padding-right="0.02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solid" svg:stroke-width="0.049cm" svg:stroke-color="#000000" draw:marker-start-width="0.427cm" draw:marker-end-width="0.427cm" draw:stroke-linejoin="round" svg:stroke-linecap="butt" draw:fill="none" draw:textarea-horizontal-align="center" draw:textarea-vertical-align="top" draw:auto-grow-height="false" fo:padding-top="0.025cm" fo:padding-bottom="0.025cm" fo:padding-left="0.025cm" fo:padding-right="0.025cm" fo:margin-left="0cm" fo:margin-right="0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svg:stroke-width="0.049cm" svg:stroke-color="#000000" draw:marker-start-width="0.427cm" draw:marker-end-width="0.427cm" draw:stroke-linejoin="round" svg:stroke-linecap="butt" draw:fill="none" draw:textarea-horizontal-align="center" draw:textarea-vertical-align="top" draw:auto-grow-height="false" fo:padding-top="0.025cm" fo:padding-bottom="0.025cm" fo:padding-left="0.025cm" fo:padding-right="0.025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ustom-shape text:anchor-type="paragraph" draw:z-index="41" draw:name="Shape14" draw:style-name="gr2" draw:text-style-name="P15" svg:width="3.022cm" svg:height="0.551cm" svg:x="7.14cm" svg:y="0.06cm"><text:p text:style-name="P14"><text:span text:style-name="T3">RESU</text:span><text:span text:style-name="T3">ME</text:span></text:p><draw:enhanced-geometry svg:viewBox="0 0 21600 21600" draw:type="rectangle" draw:enhanced-path="M 0 0 L 21600 0 21600 21600 0 21600 0 0 Z N"/></draw:custom-shape></text:p>
      <text:p text:style-name="P6"><draw:custom-shape text:anchor-type="paragraph" draw:z-index="27" draw:name="Shape12" draw:style-name="gr16" draw:text-style-name="P35" svg:width="5.27cm" svg:height="1.038cm" svg:x="0.901cm" svg:y="0.171cm"><text:p text:style-name="P36"><text:span text:style-name="T17"><text:s/></text:span><text:span text:style-name="T17">Shobhit Verma</text:span></text:p><draw:enhanced-geometry svg:viewBox="0 0 21600 21600" draw:type="rectangle" draw:enhanced-path="M 0 0 L 21600 0 21600 21600 0 21600 0 0 Z N"/></draw:custom-shape><draw:line text:anchor-type="char" draw:z-index="0" draw:name="Shape1" draw:style-name="gr37" draw:text-style-name="P64" svg:x1="6.863cm" svg:y1="0.28cm" svg:x2="20.692cm" svg:y2="0.28cm"><text:p/></draw:line></text:p>
      <text:p text:style-name="P1"><draw:custom-shape text:anchor-type="paragraph" draw:z-index="42" draw:name="Shape13" draw:style-name="gr1" draw:text-style-name="P13" svg:width="6.924cm" svg:height="0.706cm" svg:x="6.787cm" svg:y="0.333cm"><text:p text:style-name="P12"><text:span text:style-name="T2"><text:s/></text:span><text:span text:style-name="T2">Profes</text:span><text:span text:style-name="T2">sional </text:span><text:span text:style-name="T2">Experi</text:span><text:span text:style-name="T2">ence</text:span></text:p><draw:enhanced-geometry svg:viewBox="0 0 21600 21600" draw:type="rectangle" draw:enhanced-path="M 0 0 L 21600 0 21600 21600 0 21600 0 0 Z N"/></draw:custom-shape></text:p>
      <text:p text:style-name="P1"/>
      <text:p text:style-name="Text_20_body"><draw:custom-shape text:anchor-type="paragraph" draw:z-index="8" draw:name="Shape4" draw:style-name="gr34" draw:text-style-name="P17" svg:width="13.868cm" svg:height="2.735cm" svg:x="6.722cm" svg:y="0.307cm"><text:p/><draw:enhanced-geometry svg:viewBox="0 0 21600 21600" draw:type="rectangle" draw:enhanced-path="M 0 0 L 21600 0 21600 21600 0 21600 0 0 Z N"/></draw:custom-shape><draw:frame text:anchor-type="paragraph" draw:z-index="9" draw:name="Shape24" draw:style-name="gr33" draw:text-style-name="P29" svg:width="13.868cm" svg:height="2.793cm" svg:x="6.722cm" svg:y="0.249cm"><draw:text-box><text:p><text:span text:style-name="T41"><text:s/></text:span><text:span text:style-name="T41">Mirafra Software Technologies <text:s text:c="30"/>Hyderabad, India</text:span></text:p><text:p><text:span text:style-name="T41"><text:s text:c="4"/></text:span><text:span text:style-name="T41">Software Engineer-I <text:s text:c="43"/>Oct 2019 – Jan 2021</text:span></text:p><text:p text:style-name="P62"><text:span text:style-name="T41"><text:s text:c="2"/></text:span><text:span text:style-name="T45">1.</text:span><text:span text:style-name="T41"> </text:span><text:span text:style-name="T25">Learning Linux Kernel OS Fundamentals and Linux Device Driver, Python, WLAN, <text:s text:c="8"/>Testing, Bare Metal Programming, Build and Integration.</text:span></text:p><text:p><text:span text:style-name="T25"><text:s text:c="2"/></text:span><text:span text:style-name="T46">2.</text:span><text:span text:style-name="T25"> Working on Mini Projects as part of <text:s/>Learning.</text:span></text:p><text:p><text:span text:style-name="T25"><text:s text:c="2"/></text:span><text:span text:style-name="T46">3.</text:span><text:span text:style-name="T25"> Leading a team of 7 members for <text:s/>one of client project.</text:span><text:span text:style-name="T41"> </text:span></text:p></draw:text-box></draw:frame><draw:custom-shape text:anchor-type="paragraph" draw:z-index="28" draw:name="Shape11" draw:style-name="gr15" draw:text-style-name="P35" svg:width="5.271cm" svg:height="0.904cm" svg:x="0.878cm" svg:y="0.439cm"><text:p text:style-name="P34"><text:span text:style-name="T17"><text:s/></text:span><text:span text:style-name="T18">Software Engineer </text:span></text:p><draw:enhanced-geometry svg:viewBox="0 0 21600 21600" draw:type="rectangle" draw:enhanced-path="M 0 0 L 21600 0 21600 21600 0 21600 0 0 Z N"/></draw:custom-shape></text:p>
      <text:p text:style-name="P1"/>
      <text:p text:style-name="P1"/>
      <text:p text:style-name="P1"/>
      <text:p text:style-name="P1"><draw:custom-shape text:anchor-type="paragraph" draw:z-index="29" draw:name="Shape10" draw:style-name="gr14" draw:text-style-name="P33" svg:width="5.271cm" svg:height="0.795cm" svg:x="1.231cm" svg:y="0.295cm"><text:p text:style-name="P32"><text:span text:style-name="T6">vermashobhit1994@gmail.com</text:span></text:p><draw:enhanced-geometry svg:viewBox="0 0 21600 21600" draw:type="rectangle" draw:enhanced-path="M 0 0 L 21600 0 21600 21600 0 21600 0 0 Z N"/></draw:custom-shape><draw:frame draw:style-name="fr1" draw:name="image4.png" text:anchor-type="char" svg:x="0.332cm" svg:y="0.24cm" svg:width="0.67cm" svg:height="0.783cm" draw:z-index="7"><draw:image xlink:href="Pictures/100002010000003A0000003A5FE1B599BF7A52A8.png" xlink:type="simple" xlink:show="embed" xlink:actuate="onLoad" draw:mime-type="image/png"/></draw:frame></text:p>
      <text:p text:style-name="P1"/>
      <text:p text:style-name="P1"/>
      <text:p text:style-name="P1"><draw:custom-shape text:anchor-type="paragraph" draw:z-index="30" draw:name="Shape9" draw:style-name="gr13" draw:text-style-name="P31" svg:width="4.896cm" svg:height="0.706cm" svg:x="1.21cm" svg:y="0.286cm"><text:p text:style-name="P30"><text:span text:style-name="T16">+918171024312</text:span></text:p><draw:enhanced-geometry svg:viewBox="0 0 21600 21600" draw:type="rectangle" draw:enhanced-path="M 0 0 L 21600 0 21600 21600 0 21600 0 0 Z N"/></draw:custom-shape><draw:line text:anchor-type="char" draw:z-index="4" draw:name="Shape2" draw:style-name="gr35" draw:text-style-name="P63" svg:x1="6.72cm" svg:y1="0.393cm" svg:x2="20.632cm" svg:y2="0.393cm"><text:p/></draw:line><draw:frame draw:style-name="fr1" draw:name="image3.png" text:anchor-type="char" svg:x="0.27cm" svg:y="0.3cm" svg:width="0.676cm" svg:height="0.676cm" draw:z-index="6"><draw:image xlink:href="Pictures/100002010000003A0000003A34EF344DC9593197.png" xlink:type="simple" xlink:show="embed" xlink:actuate="onLoad" draw:mime-type="image/png"/></draw:frame></text:p>
      <text:p text:style-name="P1"><draw:frame text:anchor-type="paragraph" draw:z-index="14" draw:name="Shape27_0" draw:style-name="gr28" draw:text-style-name="P16" svg:width="2.029cm" svg:height="0.729cm" svg:x="6.876cm" svg:y="0.273cm"><draw:text-box><text:p><text:span text:style-name="T4"><text:s/></text:span><text:span text:style-name="T4">Projects</text:span></text:p></draw:text-box></draw:frame><draw:custom-shape text:anchor-type="paragraph" draw:z-index="13" draw:name="Shape8" draw:style-name="gr29" draw:text-style-name="P17" svg:width="1.92cm" svg:height="0.729cm" svg:x="6.985cm" svg:y="0.273cm"><text:p/><draw:enhanced-geometry svg:viewBox="0 0 21600 21600" draw:type="rectangle" draw:enhanced-path="M 0 0 L 21600 0 21600 21600 0 21600 0 0 Z N"/></draw:custom-shape></text:p>
      <text:p text:style-name="P1"/>
      <text:p text:style-name="P1"><draw:custom-shape text:anchor-type="paragraph" draw:z-index="10" draw:name="Shape19" draw:style-name="gr32" draw:text-style-name="P17" svg:width="13.759cm" svg:height="5.227cm" svg:x="6.766cm" svg:y="0.325cm"><text:p/><draw:enhanced-geometry svg:viewBox="0 0 21600 21600" draw:type="rectangle" draw:enhanced-path="M 0 0 L 21600 0 21600 21600 0 21600 0 0 Z N"/></draw:custom-shape><draw:custom-shape text:anchor-type="paragraph" draw:z-index="31" draw:name="Shape7" draw:style-name="gr12" draw:text-style-name="P17" svg:width="4.874cm" svg:height="2.294cm" svg:x="1.187cm" svg:y="0.275cm"><text:p/><draw:enhanced-geometry svg:viewBox="0 0 21600 21600" draw:type="rectangle" draw:enhanced-path="M 0 0 L 21600 0 21600 21600 0 21600 0 0 Z N"/></draw:custom-shape><draw:frame text:anchor-type="paragraph" draw:z-index="32" draw:name="Shape34" draw:style-name="gr11" draw:text-style-name="P29" svg:width="4.874cm" svg:height="2.294cm" svg:x="1.187cm" svg:y="0.275cm"><draw:text-box><text:p text:style-name="P27"><text:span text:style-name="T15">Room No 207, H-No:</text:span></text:p><text:p text:style-name="P28"><text:span text:style-name="T6">1-11-167/B/1 (Mahinder </text:span><text:span text:style-name="T6">Building), Near Shyamlal </text:span><text:span text:style-name="T6">Building, Begumpet, </text:span><text:span text:style-name="T6">Hyderabad. (500016)</text:span></text:p></draw:text-box></draw:frame><draw:frame draw:style-name="fr1" draw:name="image1.png" text:anchor-type="char" svg:x="0.286cm" svg:y="0.224cm" svg:width="0.676cm" svg:height="0.676cm" draw:z-index="3"><draw:image xlink:href="Pictures/100002010000003A0000003AAEA4F8FBD02DAB37.png" xlink:type="simple" xlink:show="embed" xlink:actuate="onLoad" draw:mime-type="image/png"/></draw:frame></text:p>
      <text:p text:style-name="P1"><draw:frame text:anchor-type="paragraph" draw:z-index="17" draw:name="Shape25_0" draw:style-name="gr25" draw:text-style-name="P51" svg:width="13.759cm" svg:height="5.098cm" svg:x="6.766cm" svg:y="0.046cm"><draw:text-box><text:p text:style-name="P46"><text:span text:style-name="T26">1. GUI based WiFi Access Point Troubleshoot Tool – POC (Client Project)</text:span></text:p><text:p text:style-name="P47"><text:span text:style-name="T27"><text:s text:c="6"/></text:span><text:span text:style-name="T27">Roles and Responsibilities:</text:span><text:span text:style-name="T28"> <text:s text:c="4"/>Develop the GUI login Screen </text:span></text:p><text:p text:style-name="P48"><text:span text:style-name="T27"><text:s text:c="3"/></text:span><text:span text:style-name="T26">Platform</text:span><text:span text:style-name="T29"> </text:span><text:span text:style-name="T26">used</text:span><text:span text:style-name="T30"> </text:span><text:span text:style-name="T5">:</text:span><text:span text:style-name="T6"> <text:s text:c="23"/>Python, Linux</text:span><text:span text:style-name="T14"> </text:span><text:span text:style-name="T6">Commands</text:span></text:p><text:p text:style-name="P49"><text:span text:style-name="T6"><text:s text:c="2"/></text:span><text:span text:style-name="T5"><text:s text:c="4"/></text:span><text:span text:style-name="T26">Description</text:span><text:span text:style-name="T5">:</text:span></text:p><text:p text:style-name="P50"><text:span text:style-name="T31"><text:s text:c="3"/></text:span><text:span text:style-name="T31">The <text:s/>aim <text:s/>of <text:s/>this <text:s/>project <text:s/>is <text:s/>to <text:s/>develop <text:s/>a <text:s/>Proof</text:span><text:span text:style-name="T32"> </text:span><text:span text:style-name="T31">of</text:span><text:span text:style-name="T32"> </text:span><text:span text:style-name="T31">Concept</text:span><text:span text:style-name="T32"> </text:span><text:span text:style-name="T31">for WiFi Access Point troubleshooting by using Python Language. Implement</text:span><text:span text:style-name="T33"> </text:span><text:span text:style-name="T31">the</text:span><text:span text:style-name="T34"> </text:span><text:span text:style-name="T31">features</text:span><text:span text:style-name="T35"> </text:span><text:span text:style-name="T31">like</text:span><text:span text:style-name="T34"> </text:span><text:span text:style-name="T31">login</text:span><text:span text:style-name="T34"> </text:span><text:span text:style-name="T31">Screen,</text:span><text:span text:style-name="T33"> </text:span><text:span text:style-name="T31">Tab</text:span><text:span text:style-name="T36"> </text:span><text:span text:style-name="T31">based</text:span><text:span text:style-name="T37"> </text:span><text:span text:style-name="T31">GUI</text:span><text:span text:style-name="T34"> </text:span><text:span text:style-name="T31">and</text:span><text:span text:style-name="T33"> </text:span><text:span text:style-name="T31">Scan</text:span><text:span text:style-name="T34"> </text:span><text:span text:style-name="T31">all</text:span><text:span text:style-name="T34"> </text:span><text:span text:style-name="T31">the WiFi clients connected to an Access Point , perform Speed Test, scan all the channels and its signal strengths so <text:s/>that <text:s/>based <text:s/>on <text:s/>it <text:s/>application can help to troubleshoot the Access Point and get better data rate instead of involving service</text:span><text:span text:style-name="T38"> </text:span><text:span text:style-name="T31">providers.</text:span></text:p></draw:text-box></draw:frame></text:p>
      <text:p text:style-name="P1"/>
      <text:p text:style-name="P1"/>
      <text:p text:style-name="P1"/>
      <text:p text:style-name="P1"/>
      <text:p text:style-name="P1"><draw:custom-shape text:anchor-type="paragraph" draw:z-index="20" draw:name="Shape1" draw:style-name="gr22" draw:text-style-name="P35" svg:width="4.851cm" svg:height="0.727cm" svg:x="1.143cm" svg:y="0.344cm"><text:p text:style-name="P34"><text:span text:style-name="T19"><text:s text:c="3"/></text:span><text:span text:style-name="T19"><text:a xlink:href="https://www.linkedin.com/in/shobhit-verma-b0a28b130/" xlink:type="simple">Linkedin Profile Link</text:a></text:span></text:p><draw:enhanced-geometry svg:viewBox="0 0 21600 21600" draw:type="rectangle" draw:enhanced-path="M 0 0 L 21600 0 21600 21600 0 21600 0 0 Z N"/></draw:custom-shape><draw:frame draw:style-name="fr1" draw:name="image2.png" text:anchor-type="char" svg:x="0.111cm" svg:y="0.316cm" svg:width="0.676cm" svg:height="0.676cm" draw:z-index="5"><draw:image xlink:href="Pictures/100002010000003A0000003A8D071DDB66E25605.png" xlink:type="simple" xlink:show="embed" xlink:actuate="onLoad" draw:mime-type="image/png"/></draw:frame></text:p>
      <text:p text:style-name="P1"/>
      <text:p text:style-name="P1"/>
      <text:p text:style-name="P1"><draw:custom-shape text:anchor-type="paragraph" draw:z-index="21" draw:name="Shape20" draw:style-name="gr21" draw:text-style-name="P35" svg:width="4.896cm" svg:height="0.662cm" svg:x="1.099cm" svg:y="0.4cm"><text:p text:style-name="P34"><text:s text:c="6"/><text:a xlink:href="https://github.com/vermashobhit1994/Projects" xlink:type="simple">Github Link</text:a></text:p><draw:enhanced-geometry svg:viewBox="0 0 21600 21600" draw:type="rectangle" draw:enhanced-path="M 0 0 L 21600 0 21600 21600 0 21600 0 0 Z N"/></draw:custom-shape><draw:frame draw:style-name="fr1" draw:name="image5.jpeg" text:anchor-type="char" svg:x="0.131cm" svg:y="0.291cm" svg:width="0.873cm" svg:height="0.813cm" draw:z-index="26"><draw:image xlink:href="Pictures/100000000000006400000060C7DA1505A0BD4779.jpg" xlink:type="simple" xlink:show="embed" xlink:actuate="onLoad" draw:mime-type="image/jpeg"/></draw:frame></text:p>
      <text:p text:style-name="P1"/>
      <text:p text:style-name="P1"/>
      <text:p text:style-name="P1"><draw:custom-shape text:anchor-type="paragraph" draw:z-index="39" draw:name="Shape17_0" draw:style-name="gr4" draw:text-style-name="P17" svg:width="4.476cm" svg:height="0.583cm" svg:x="1.298cm" svg:y="0.52cm"><text:p/><draw:enhanced-geometry svg:viewBox="0 0 21600 21600" draw:type="rectangle" draw:enhanced-path="M 0 0 L 21600 0 21600 21600 0 21600 0 0 Z N"/></draw:custom-shape><draw:frame text:anchor-type="paragraph" draw:z-index="40" draw:name="Shape39" draw:style-name="gr3" draw:text-style-name="P16" svg:width="4.476cm" svg:height="0.572cm" svg:x="1.298cm" svg:y="0.531cm"><draw:text-box><text:p><text:span text:style-name="T4"><text:s text:c="5"/></text:span><text:span text:style-name="T4">Skills Summary</text:span></text:p></draw:text-box></draw:frame><draw:line text:anchor-type="char" draw:z-index="1" draw:name="Shape3" draw:style-name="gr36" draw:text-style-name="P64" svg:x1="0.235cm" svg:y1="0.271cm" svg:x2="6.273cm" svg:y2="0.271cm"><text:p/></draw:line></text:p>
      <text:p text:style-name="P1"/>
      <text:p text:style-name="P1"><draw:custom-shape text:anchor-type="paragraph" draw:z-index="15" draw:name="Shape21" draw:style-name="gr27" draw:text-style-name="P17" svg:width="13.627cm" svg:height="5.27cm" svg:x="6.789cm" svg:y="0.168cm"><text:p/><draw:enhanced-geometry svg:viewBox="0 0 21600 21600" draw:type="rectangle" draw:enhanced-path="M 0 0 L 21600 0 21600 21600 0 21600 0 0 Z N"/></draw:custom-shape><draw:custom-shape text:anchor-type="paragraph" draw:z-index="23" draw:name="Shape32" draw:style-name="gr19" draw:text-style-name="P40" svg:width="2.493cm" svg:height="0.708cm" svg:x="0.437cm" svg:y="0.379cm"><text:p text:style-name="P39"><text:span text:style-name="T21"><text:s/></text:span><text:span text:style-name="T21">Core Skills</text:span></text:p><draw:enhanced-geometry svg:viewBox="0 0 21600 21600" draw:type="rectangle" draw:enhanced-path="M 0 0 L 21600 0 21600 21600 0 21600 0 0 Z N"/></draw:custom-shape><draw:frame text:anchor-type="paragraph" draw:z-index="16" draw:name="Shape28" draw:style-name="gr26" draw:text-style-name="P29" svg:width="13.627cm" svg:height="5.27cm" svg:x="6.789cm" svg:y="0.168cm"><draw:text-box><text:p text:style-name="P52"><text:span text:style-name="T26">2. Android Board (MSM8916) Bring up (Mini Project)</text:span></text:p><text:p text:style-name="P53"><text:span text:style-name="T26">Roles and Responsibilities</text:span><text:span text:style-name="T6">: Setup the build environment and build the images by resolving compilation issues.</text:span></text:p><text:p text:style-name="P54"><text:span text:style-name="T6"><text:s text:c="2"/></text:span><text:span text:style-name="T26">Board Used </text:span><text:span text:style-name="T6">: Qualcomm DragonBoard 410c <text:s text:c="4"/></text:span></text:p><text:p text:style-name="P54"><text:span text:style-name="T6"><text:s text:c="2"/></text:span><text:span text:style-name="T26">Description</text:span><text:span text:style-name="T6">:</text:span></text:p><text:p text:style-name="P55"><text:span text:style-name="T39">In this project, we have used msm8916 board to bring up by downloading Android specific code from </text:span><text:span text:style-name="T40">codeaurora</text:span><text:span text:style-name="T39"> and vendor specific binaries from Qualcomm site. Integrated both the code and generate Android images by setting up the build environment. Also performed Android Camera testing on the device.</text:span></text:p></draw:text-box></draw:frame></text:p>
      <text:p text:style-name="P1"/>
      <text:p text:style-name="P1"/>
      <text:p text:style-name="P3"><draw:custom-shape text:anchor-type="paragraph" draw:z-index="33" draw:name="Shape18" draw:style-name="gr10" draw:text-style-name="P17" svg:width="5.755cm" svg:height="5.663cm" svg:x="0.46cm" svg:y="0.24cm"><text:p/><draw:enhanced-geometry svg:viewBox="0 0 21600 21600" draw:type="rectangle" draw:enhanced-path="M 0 0 L 21600 0 21600 21600 0 21600 0 0 Z N"/></draw:custom-shape><draw:frame text:anchor-type="paragraph" draw:z-index="34" draw:name="Shape35" draw:style-name="gr9" draw:text-style-name="P26" svg:width="5.755cm" svg:height="5.548cm" svg:x="0.46cm" svg:y="0.24cm"><draw:text-box><text:p text:style-name="P25"><text:span text:style-name="T6">C, embedded C, Data </text:span><text:span text:style-name="T6">Structures (DS), Python, </text:span><text:span text:style-name="T6">Linux System Programming, </text:span><text:span text:style-name="T6">Linux OS, Makefile, gcc , </text:span><text:span text:style-name="T6">gdb, SWD(Serial Wire </text:span><text:span text:style-name="T6">Debug), <text:s/>OpenOCD(On </text:span><text:span text:style-name="T6">Chip debugger), Logic </text:span><text:span text:style-name="T6">Analyzer STMCubeIDE, </text:span><text:span text:style-name="T6">RTOS, SPI, I2C, USART, </text:span><text:span text:style-name="T6">CAN, RTC, </text:span><text:span text:style-name="T6">STM32F446RE,</text:span><text:span text:style-name="T14"> </text:span><text:span text:style-name="T6">ARM </text:span><text:span text:style-name="T15">Cortex M4 and ARM 7 </text:span><text:span text:style-name="T15">Architecuture, SDLC, </text:span><text:span text:style-name="T15">STLC, Git, Android,</text:span></text:p><text:p text:style-name="P25"><text:span text:style-name="T15">Types of Testing, Windows.</text:span></text:p></draw:text-box></draw:frame></text:p>
      <text:p text:style-name="P1"/>
      <text:p text:style-name="P1"/>
      <text:p text:style-name="P1"/>
      <text:p text:style-name="P1"/>
      <text:p text:style-name="P1"/>
      <text:p text:style-name="P1"/>
      <text:p text:style-name="P1"/>
      <text:p text:style-name="P5"/>
      <text:p text:style-name="P7"/>
      <text:p text:style-name="P8"/>
      <text:p text:style-name="P11"><draw:custom-shape text:anchor-type="paragraph" draw:z-index="18" draw:name="Shape29" draw:style-name="gr24" draw:text-style-name="P17" svg:width="13.715cm" svg:height="6cm" svg:x="6.743cm" svg:y="0.071cm"><text:p/><draw:enhanced-geometry svg:viewBox="0 0 21600 21600" draw:type="rectangle" draw:enhanced-path="M 0 0 L 21600 0 21600 21600 0 21600 0 0 Z N"/></draw:custom-shape><draw:frame text:anchor-type="paragraph" draw:z-index="19" draw:name="Shape30" draw:style-name="gr23" draw:text-style-name="P45" svg:width="13.715cm" svg:height="6.058cm" svg:x="6.743cm" svg:y="0.071cm"><draw:text-box><text:p text:style-name="P43"><text:span text:style-name="T22">3. Home Automation Simulation with BLE (Mini Project) </text:span></text:p><text:p text:style-name="P43"><text:span text:style-name="T22">Roles and Responsibilities</text:span><text:span text:style-name="T23">: </text:span><text:span text:style-name="T24">Plotting the temperature and humidity values on Graph.</text:span></text:p><text:p text:style-name="P43"><text:span text:style-name="T22">Platform used</text:span><text:span text:style-name="T23">: <text:s/></text:span><text:span text:style-name="T25">Python, TCP/IP Protocol. </text:span></text:p><text:p text:style-name="P43"><text:span text:style-name="T22">Description</text:span><text:span text:style-name="T25">:</text:span></text:p><text:p text:style-name="P44"><text:span text:style-name="T25">In this project we <text:s/>are monitoring the temperature and humidity values and then send <text:s text:c="2"/>it <text:s text:c="2"/>to series <text:s text:c="2"/>of <text:s text:c="2"/>chain <text:s text:c="2"/>of <text:s text:c="2"/>the <text:s text:c="2"/>master <text:s text:c="2"/>and <text:s text:c="2"/>slave <text:s text:c="2"/>block <text:s text:c="2"/>by <text:s text:c="2"/>making <text:s text:c="2"/>a BLE <text:s/>packet <text:s/>at <text:s/>each <text:s/>block <text:s/>and finally to the server using the TCP/ IP protocol in Python and then plotting it on graph and also <text:s text:c="2"/>writing <text:s text:c="2"/>data <text:s text:c="2"/>on rotating file. <text:s text:c="2"/>Here <text:s text:c="2"/>master block <text:s/>is <text:s/>responsible <text:s/>for <text:s/>monitoring <text:s/>the <text:s/>data <text:s/>coming from the slave and sending it to the server. Also alert the maintenance team if temperature and humidity <text:s/>crosses a predefined set value limit.</text:span></text:p></draw:text-box></draw:frame></text:p>
      <text:p text:style-name="P1"/>
      <text:p text:style-name="P1"/>
      <text:p text:style-name="P2"><draw:custom-shape text:anchor-type="paragraph" draw:z-index="24" draw:name="Shape33" draw:style-name="gr18" draw:text-style-name="P38" svg:width="2.426cm" svg:height="0.698cm" svg:x="0.483cm" svg:y="0.005cm"><text:p/><draw:enhanced-geometry svg:viewBox="0 0 21600 21600" draw:type="rectangle" draw:enhanced-path="M 0 0 L 21600 0 21600 21600 0 21600 0 0 Z N"/></draw:custom-shape><text:s text:c="6"/><text:span text:style-name="T1">Soft Skills</text:span></text:p>
      <text:p text:style-name="P1"/>
      <text:p text:style-name="P1"><draw:frame text:anchor-type="paragraph" draw:z-index="25" draw:name="Shape31" draw:style-name="gr17" draw:text-style-name="P37" svg:width="5.469cm" svg:height="2.477cm" svg:x="0.437cm" svg:y="0.115cm"><draw:text-box><text:p><text:span text:style-name="T19"><text:s text:c="2"/></text:span><text:span text:style-name="T20">1.</text:span><text:span text:style-name="T19"> Self Learner.</text:span></text:p><text:p><text:span text:style-name="T19"><text:s text:c="2"/></text:span><text:span text:style-name="T20">2.</text:span><text:span text:style-name="T19"> Scientific Minded.</text:span></text:p><text:p><text:span text:style-name="T19"><text:s text:c="2"/></text:span><text:span text:style-name="T20">3.</text:span><text:span text:style-name="T19"> Solution Oriented.</text:span></text:p><text:p><text:span text:style-name="T19"><text:s text:c="2"/></text:span><text:span text:style-name="T20">4.</text:span><text:span text:style-name="T19"> Good Communication.</text:span></text:p><text:p><text:span text:style-name="T19"><text:s text:c="2"/></text:span><text:span text:style-name="T20">5.</text:span><text:span text:style-name="T19"> Good Analytical Skills.</text:span></text:p></draw:text-box></draw:frame><draw:custom-shape text:anchor-type="paragraph" draw:z-index="22" draw:name="Shape22" draw:style-name="gr20" draw:text-style-name="P42" svg:width="5.469cm" svg:height="2.477cm" svg:x="0.437cm" svg:y="0.115cm"><text:p text:style-name="P41"><text:s/></text:p><draw:enhanced-geometry svg:viewBox="0 0 21600 21600" draw:type="rectangle" draw:enhanced-path="M 0 0 L 21600 0 21600 21600 0 21600 0 0 Z N"/></draw:custom-shape></text:p>
      <text:p text:style-name="P9"><text:s text:c="7"/></text:p>
      <text:p text:style-name="P1"/>
      <text:p text:style-name="P1"/>
      <text:p text:style-name="P1"/>
      <text:p text:style-name="P1"/>
      <text:p text:style-name="P1"/>
      <text:p text:style-name="P1"><draw:line text:anchor-type="char" draw:z-index="2" draw:name="Shape5" draw:style-name="gr36" draw:text-style-name="P64" svg:x1="0.235cm" svg:y1="0.028cm" svg:x2="6.273cm" svg:y2="0.028cm"><text:p/></draw:line></text:p>
      <text:p text:style-name="P1"><draw:custom-shape text:anchor-type="paragraph" draw:z-index="11" draw:name="Shape3" draw:style-name="gr31" draw:text-style-name="P17" svg:width="13.826cm" svg:height="5.668cm" svg:x="6.743cm" svg:y="0.37cm"><text:p/><draw:enhanced-geometry svg:viewBox="0 0 21600 21600" draw:type="rectangle" draw:enhanced-path="M 0 0 L 21600 0 21600 21600 0 21600 0 0 Z N"/></draw:custom-shape><draw:frame text:anchor-type="paragraph" draw:z-index="12" draw:name="Shape26" draw:style-name="gr30" draw:text-style-name="P61" svg:width="13.694cm" svg:height="5.668cm" svg:x="6.743cm" svg:y="0.37cm"><draw:text-box><text:p text:style-name="P56"><text:span text:style-name="T23"><text:s text:c="4"/></text:span><text:span text:style-name="T22">4. IoT based Smart Shopping Cart (CDAC Project)</text:span></text:p><text:p text:style-name="P57"><text:span text:style-name="T41"><text:s text:c="4"/></text:span><text:span text:style-name="T42"><text:s/></text:span><text:span text:style-name="T43">Roles and Responsibilities</text:span><text:span text:style-name="T41">: Developing the driver.</text:span></text:p><text:p text:style-name="P58"><text:span text:style-name="T23"><text:s text:c="5"/></text:span><text:span text:style-name="T22">Sensor Used</text:span><text:span text:style-name="T23"> <text:s text:c="23"/>: </text:span><text:span text:style-name="T41">RFID reader(MFRC522)</text:span></text:p><text:p text:style-name="P58"><text:span text:style-name="T23"><text:s/></text:span></text:p><text:p text:style-name="P58"><text:span text:style-name="T23"><text:s text:c="4"/></text:span><text:span text:style-name="T22">Board Platform Used</text:span><text:span text:style-name="T23"> <text:s text:c="8"/>: <text:s/></text:span><text:span text:style-name="T41">Node MCU(ESP8266) </text:span></text:p><text:p text:style-name="P59"><text:span text:style-name="T23"><text:s text:c="5"/></text:span><text:span text:style-name="T22">Description</text:span><text:span text:style-name="T41">:</text:span></text:p><text:p text:style-name="P60"><text:span text:style-name="T25">In this project we avoid the making of long queue at billing counter inside a mall by using a system which is already there on cart and billing counter. As soon as customer buy the product the details of customer along with items details is sent to billing counter by use of </text:span><text:span text:style-name="T44">MQTT </text:span><text:span text:style-name="T25">protocol along with on mobile App. Whenever the customer finished his shopping then he gets the bill on his mobile as well as on the shopping cart.</text:span></text:p></draw:text-box></draw:frame><draw:frame text:anchor-type="paragraph" draw:z-index="36" draw:name="Shape36" draw:style-name="gr7" draw:text-style-name="P24" svg:width="6.086cm" svg:height="0.669cm" svg:x="0.217cm" svg:y="0.06cm"><draw:text-box><text:p text:style-name="P23"><text:span text:style-name="T12"><text:s/></text:span><text:span text:style-name="T12">Education </text:span><text:span text:style-name="T13">Qualification</text:span></text:p></draw:text-box></draw:frame><draw:custom-shape text:anchor-type="paragraph" draw:z-index="35" draw:name="Shape6" draw:style-name="gr8" draw:text-style-name="P17" svg:width="6.086cm" svg:height="0.669cm" svg:x="0.349cm" svg:y="0.044cm"><text:p/><draw:enhanced-geometry svg:viewBox="0 0 21600 21600" draw:mirror-vertical="true" draw:type="rectangle" draw:enhanced-path="M 0 0 L 21600 0 21600 21600 0 21600 0 0 Z N"/></draw:custom-shape></text:p>
      <text:p text:style-name="P10"><draw:frame text:anchor-type="paragraph" draw:z-index="38" draw:name="Shape37" draw:style-name="gr5" draw:text-style-name="P22" svg:width="5.977cm" svg:height="4.121cm" svg:x="0.393cm" svg:y="0.711cm"><draw:text-box><text:p text:style-name="P18"><text:span text:style-name="T5">1.</text:span><text:span text:style-name="T6"> CDAC Hyderabad <text:s text:c="14"/>(Feb</text:span><text:span text:style-name="T7"> </text:span><text:span text:style-name="T6">2019</text:span><text:span text:style-name="T8"> </text:span><text:span text:style-name="T6">–</text:span><text:span text:style-name="T7"> </text:span><text:span text:style-name="T6">Aug</text:span><text:span text:style-name="T8"> 2019 <text:s text:c="4"/></text:span><text:span text:style-name="T9"><text:s text:c="6"/></text:span><text:span text:style-name="T6">PG-DESD</text:span><text:span text:style-name="T10"> </text:span><text:span text:style-name="T6">Course</text:span></text:p><text:p text:style-name="P19"><text:span text:style-name="T6"/></text:p><text:p text:style-name="P19"><text:span text:style-name="T5">2.</text:span><text:span text:style-name="T6"> APJAKTU, Lucknow </text:span></text:p><text:p text:style-name="P20"><text:span text:style-name="T6"><text:s text:c="3"/></text:span><text:span text:style-name="T6">(Aug <text:s text:c="4"/>2013 – Aug2017) </text:span></text:p><text:p text:style-name="P19"><text:span text:style-name="T6"><text:s text:c="3"/></text:span><text:span text:style-name="T6">(B.Tech in Electrical</text:span><text:span text:style-name="T11"> </text:span><text:span text:style-name="T6">and</text:span></text:p><text:p text:style-name="P21"><text:span text:style-name="T6"><text:s text:c="5"/></text:span><text:span text:style-name="T6">Electronics)</text:span></text:p></draw:text-box></draw:frame><draw:custom-shape text:anchor-type="paragraph" draw:z-index="37" draw:name="Shape5" draw:style-name="gr6" draw:text-style-name="P17" svg:width="5.977cm" svg:height="4.102cm" svg:x="0.393cm" svg:y="0.711cm"><text:p/><draw:enhanced-geometry svg:viewBox="0 0 21600 21600" draw:type="rectangle" draw:enhanced-path="M 0 0 L 21600 0 21600 21600 0 21600 0 0 Z N"/></draw:custom-shap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Calibri1" svg:font-family="Calibri" style:font-pitch="variable"/>
    <style:font-face style:name="DejaVu Sans1" svg:font-family="'DejaVu Sans'" style:font-pitch="variable"/>
    <style:font-face style:name="Times New Roman1" svg:font-family="'Times New 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DejaVu Sans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en" style:country-complex="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text-properties fo:language="en" fo:country="US" style:language-asian="en" style:country-asian="US" style:language-complex="en" style:country-complex="US"/>
    </style:style>
    <style:style style:name="Table_20_Paragraph" style:display-name="Table Paragraph" style:family="paragraph" style:parent-style-name="Standard" style:default-outline-level="">
      <style:text-properties fo:language="en" fo:country="US" style:language-asian="en" style:country-asian="US" style:language-complex="en" style:country-complex="US"/>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3pt" fo:language="en" fo:country="US"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en" style:country-complex="US" style:text-scale="102%"/>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en" style:country-complex="US" style:text-scale="102%"/>
    </style:style>
    <style:style style:name="ListLabel_20_11" style:display-name="ListLabel 11" style:family="text">
      <style:text-properties fo:language="en" fo:country="US" style:language-asian="en" style:country-asian="US" style:language-complex="en" style:country-complex="US"/>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469cm" fo:margin-left="0.462cm"/>
        </style:list-level-properties>
      </text:list-level-style-number>
      <text:list-level-style-bullet text:level="2" text:style-name="ListLabel_20_2" text:bullet-char="•">
        <style:list-level-properties text:list-level-position-and-space-mode="label-alignment">
          <style:list-level-label-alignment text:label-followed-by="listtab" fo:text-indent="-0.469cm" fo:margin-left="1.012cm"/>
        </style:list-level-properties>
      </text:list-level-style-bullet>
      <text:list-level-style-bullet text:level="3" text:style-name="ListLabel_20_3" text:bullet-char="•">
        <style:list-level-properties text:list-level-position-and-space-mode="label-alignment">
          <style:list-level-label-alignment text:label-followed-by="listtab" fo:text-indent="-0.469cm" fo:margin-left="1.568cm"/>
        </style:list-level-properties>
      </text:list-level-style-bullet>
      <text:list-level-style-bullet text:level="4" text:style-name="ListLabel_20_4" text:bullet-char="•">
        <style:list-level-properties text:list-level-position-and-space-mode="label-alignment">
          <style:list-level-label-alignment text:label-followed-by="listtab" fo:text-indent="-0.469cm" fo:margin-left="2.124cm"/>
        </style:list-level-properties>
      </text:list-level-style-bullet>
      <text:list-level-style-bullet text:level="5" text:style-name="ListLabel_20_5" text:bullet-char="•">
        <style:list-level-properties text:list-level-position-and-space-mode="label-alignment">
          <style:list-level-label-alignment text:label-followed-by="listtab" fo:text-indent="-0.469cm" fo:margin-left="2.679cm"/>
        </style:list-level-properties>
      </text:list-level-style-bullet>
      <text:list-level-style-bullet text:level="6" text:style-name="ListLabel_20_6" text:bullet-char="•">
        <style:list-level-properties text:list-level-position-and-space-mode="label-alignment">
          <style:list-level-label-alignment text:label-followed-by="listtab" fo:text-indent="-0.469cm" fo:margin-left="3.235cm"/>
        </style:list-level-properties>
      </text:list-level-style-bullet>
      <text:list-level-style-bullet text:level="7" text:style-name="ListLabel_20_7" text:bullet-char="•">
        <style:list-level-properties text:list-level-position-and-space-mode="label-alignment">
          <style:list-level-label-alignment text:label-followed-by="listtab" fo:text-indent="-0.469cm" fo:margin-left="3.789cm"/>
        </style:list-level-properties>
      </text:list-level-style-bullet>
      <text:list-level-style-bullet text:level="8" text:style-name="ListLabel_20_8" text:bullet-char="•">
        <style:list-level-properties text:list-level-position-and-space-mode="label-alignment">
          <style:list-level-label-alignment text:label-followed-by="listtab" fo:text-indent="-0.469cm" fo:margin-left="4.344cm"/>
        </style:list-level-properties>
      </text:list-level-style-bullet>
      <text:list-level-style-bullet text:level="9" text:style-name="ListLabel_20_9" text:bullet-char="•">
        <style:list-level-properties text:list-level-position-and-space-mode="label-alignment">
          <style:list-level-label-alignment text:label-followed-by="listtab" fo:text-indent="-0.469cm" fo:margin-left="4.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format="1">
        <style:list-level-properties text:list-level-position-and-space-mode="label-alignment">
          <style:list-level-label-alignment text:label-followed-by="listtab" fo:text-indent="-0.434cm" fo:margin-left="0.388cm"/>
        </style:list-level-properties>
      </text:list-level-style-number>
      <text:list-level-style-bullet text:level="2" text:style-name="ListLabel_20_11" text:bullet-char="•">
        <style:list-level-properties text:list-level-position-and-space-mode="label-alignment">
          <style:list-level-label-alignment text:label-followed-by="listtab" fo:text-indent="-0.434cm" fo:margin-left="1.609cm"/>
        </style:list-level-properties>
      </text:list-level-style-bullet>
      <text:list-level-style-bullet text:level="3" text:style-name="ListLabel_20_12" text:bullet-char="•">
        <style:list-level-properties text:list-level-position-and-space-mode="label-alignment">
          <style:list-level-label-alignment text:label-followed-by="listtab" fo:text-indent="-0.434cm" fo:margin-left="2.831cm"/>
        </style:list-level-properties>
      </text:list-level-style-bullet>
      <text:list-level-style-bullet text:level="4" text:style-name="ListLabel_20_13" text:bullet-char="•">
        <style:list-level-properties text:list-level-position-and-space-mode="label-alignment">
          <style:list-level-label-alignment text:label-followed-by="listtab" fo:text-indent="-0.434cm" fo:margin-left="4.053cm"/>
        </style:list-level-properties>
      </text:list-level-style-bullet>
      <text:list-level-style-bullet text:level="5" text:style-name="ListLabel_20_14" text:bullet-char="•">
        <style:list-level-properties text:list-level-position-and-space-mode="label-alignment">
          <style:list-level-label-alignment text:label-followed-by="listtab" fo:text-indent="-0.434cm" fo:margin-left="5.274cm"/>
        </style:list-level-properties>
      </text:list-level-style-bullet>
      <text:list-level-style-bullet text:level="6" text:style-name="ListLabel_20_15" text:bullet-char="•">
        <style:list-level-properties text:list-level-position-and-space-mode="label-alignment">
          <style:list-level-label-alignment text:label-followed-by="listtab" fo:text-indent="-0.434cm" fo:margin-left="6.496cm"/>
        </style:list-level-properties>
      </text:list-level-style-bullet>
      <text:list-level-style-bullet text:level="7" text:style-name="ListLabel_20_16" text:bullet-char="•">
        <style:list-level-properties text:list-level-position-and-space-mode="label-alignment">
          <style:list-level-label-alignment text:label-followed-by="listtab" fo:text-indent="-0.434cm" fo:margin-left="7.719cm"/>
        </style:list-level-properties>
      </text:list-level-style-bullet>
      <text:list-level-style-bullet text:level="8" text:style-name="ListLabel_20_17" text:bullet-char="•">
        <style:list-level-properties text:list-level-position-and-space-mode="label-alignment">
          <style:list-level-label-alignment text:label-followed-by="listtab" fo:text-indent="-0.434cm" fo:margin-left="8.941cm"/>
        </style:list-level-properties>
      </text:list-level-style-bullet>
      <text:list-level-style-bullet text:level="9" text:style-name="ListLabel_20_18" text:bullet-char="•">
        <style:list-level-properties text:list-level-position-and-space-mode="label-alignment">
          <style:list-level-label-alignment text:label-followed-by="listtab" fo:text-indent="-0.434cm" fo:margin-left="10.1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39cm" style:num-format="1" style:print-orientation="portrait" fo:margin-top="0.212cm" fo:margin-bottom="0cm" fo:margin-left="0.141cm" fo:margin-right="0cm" style:writing-mode="lr-tb" style:layout-grid-color="#c0c0c0" style:layout-grid-lines="2952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abdou</meta:initial-creator>
    <meta:creation-date>2021-05-20T03:23:42</meta:creation-date>
    <dc:date>2021-05-24T12:02:35.263035836</dc:date>
    <meta:editing-duration>PT1H32M45S</meta:editing-duration>
    <meta:generator>LibreOffice/7.1.3.2$Linux_X86_64 LibreOffice_project/12a8e3cbd24a3757385a302d290655d4f3c7ebf1</meta:generator>
    <meta:editing-cycles>29</meta:editing-cycles>
    <meta:document-statistic meta:table-count="0" meta:image-count="5" meta:object-count="0" meta:page-count="1" meta:paragraph-count="2" meta:word-count="2" meta:character-count="24" meta:non-whitespace-character-count="10"/>
    <meta:user-defined meta:name="AppVersion">12.0000</meta:user-defined>
    <meta:user-defined meta:name="Created" meta:value-type="date">2021-05-10T00:00:00</meta:user-defined>
    <meta:user-defined meta:name="Creator">Writer</meta:user-defined>
    <meta:user-defined meta:name="LastSaved" meta:value-type="date">2021-05-10T00:00:00</meta:user-defined>
    <meta:template xlink:type="simple" xlink:actuate="onRequest" xlink:title="Normal" xlink:href=""/>
  </office:meta>
</office:document-meta>
</file>